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7.622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/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office:value-type="string" calcext:value-type="string">
            <text:p>u8 read</text:p>
          </table:table-cell>
          <table:table-cell office:value-type="string" calcext:value-type="string">
            <text:p>u8 write</text:p>
          </table:table-cell>
          <table:table-cell office:value-type="string" calcext:value-type="string">
            <text:p>u16 read</text:p>
          </table:table-cell>
          <table:table-cell office:value-type="string" calcext:value-type="string">
            <text:p>u16 write</text:p>
          </table:table-cell>
          <table:table-cell office:value-type="string" calcext:value-type="string">
            <text:p>u32 read</text:p>
          </table:table-cell>
          <table:table-cell office:value-type="string" calcext:value-type="string">
            <text:p>u32 writ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p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base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base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3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bios_rom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spu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drom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ommon_delay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ram_size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post_disp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bi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_control.cache_contro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2:19:37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4T16:14:00.106000000</dc:date>
    <meta:editing-duration>PT23H1M23S</meta:editing-duration>
    <meta:editing-cycles>10</meta:editing-cycles>
    <meta:generator>LibreOffice/6.4.3.2$Windows_X86_64 LibreOffice_project/747b5d0ebf89f41c860ec2a39efd7cb15b54f2d8</meta:generator>
    <meta:document-statistic meta:table-count="1" meta:cell-count="972" meta:object-count="0"/>
  </office:meta>
</office:document-meta>
</file>